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/>
    </style:style>
    <style:style style:name="P3" style:family="paragraph" style:parent-style-name="Standard" style:list-style-name="WW8Num1">
      <style:paragraph-properties fo:text-align="justify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weight="bold" style:font-weight-asian="bold"/>
    </style:style>
    <text:list-style style:name="L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.</text:p>
      <text:p text:style-name="P4">Вопросы по курсу:</text:p>
      <text:p text:style-name="P5">«Основы построения информационных систем»</text:p>
      <text:list xml:id="list1410776931" text:style-name="WW8Num1">
        <text:list-item>
          <text:p text:style-name="P3">Предмет и задачи курса.</text:p>
        </text:list-item>
        <text:list-item>
          <text:p text:style-name="P3">Классификация экономической информации через функции управления предприятием.</text:p>
        </text:list-item>
        <text:list-item>
          <text:p text:style-name="P3">Основные определения и понятия ИС.</text:p>
        </text:list-item>
        <text:list-item>
          <text:p text:style-name="P3">Классификация и особенности подсистем автоматизированных ИС.</text:p>
        </text:list-item>
        <text:list-item>
          <text:p text:style-name="P3">Основные принципы построения ИС.</text:p>
        </text:list-item>
        <text:list-item>
          <text:p text:style-name="P3">Основные требования к ИС.</text:p>
        </text:list-item>
        <text:list-item>
          <text:p text:style-name="P3">Общая задача управления современным промышленным предприятием.</text:p>
        </text:list-item>
        <text:list-item>
          <text:p text:style-name="P1"><text:span text:style-name="T1">Методы декомпозиции общей задачи управления. Общее описание системы.</text:span></text:p>
        </text:list-item>
        <text:list-item>
          <text:p text:style-name="P3">Информационное обеспечение автоматизированных ИС.</text:p>
        </text:list-item>
        <text:list-item>
          <text:p text:style-name="P3">Структура информационного обеспечения ИС.</text:p>
        </text:list-item>
        <text:list-item>
          <text:p text:style-name="P3">Организация информационной базы.</text:p>
        </text:list-item>
        <text:list-item>
          <text:p text:style-name="P3">Критерии выбора СУБД.</text:p>
        </text:list-item>
        <text:list-item>
          <text:p text:style-name="P3">Классификация и кодирование технико-экономической информации.</text:p>
        </text:list-item>
        <text:list-item>
          <text:p text:style-name="P3">Методы кодирования технико-экономической информации.</text:p>
        </text:list-item>
        <text:list-item>
          <text:p text:style-name="P3">Классификация и основные свойства единиц информации.</text:p>
        </text:list-item>
        <text:list-item>
          <text:p text:style-name="P3">Определение составной единицы информации.</text:p>
        </text:list-item>
        <text:list-item>
          <text:p text:style-name="P3">Определение экономического показателя.</text:p>
        </text:list-item>
        <text:list-item>
          <text:p text:style-name="P3">Основные операции, производимые с составной единицей информации.</text:p>
        </text:list-item>
        <text:list-item>
          <text:p text:style-name="P3">Определение модели данных и их классификация.</text:p>
        </text:list-item>
        <text:list-item>
          <text:p text:style-name="P3">Реляционная модель данных.</text:p>
        </text:list-item>
        <text:list-item>
          <text:p text:style-name="P3">Реляционная алгебра, операции «проекция» и «выборка».</text:p>
        </text:list-item>
        <text:list-item>
          <text:p text:style-name="P1"><text:span text:style-name="T1">Реляционная алгебра, операции «объединение», «пересечение» и «вычитание».</text:span></text:p>
        </text:list-item>
        <text:list-item>
          <text:p text:style-name="P3">Реляционная алгебра, операции «соединение» и «деление».</text:p>
        </text:list-item>
        <text:list-item>
          <text:p text:style-name="P3">Сетевая модель данных, примеры.</text:p>
        </text:list-item>
        <text:list-item>
          <text:p text:style-name="P3">Классификация сетевых баз данных.</text:p>
        </text:list-item>
        <text:list-item>
          <text:p text:style-name="P3">Иерархическая модель данных.</text:p>
        </text:list-item>
        <text:list-item>
          <text:p text:style-name="P3">Преимущества и недостатки различных моделей данных.</text:p>
        </text:list-item>
        <text:list-item>
          <text:p text:style-name="P3">Математическое обеспечение ИС. </text:p>
        </text:list-item>
        <text:list-item>
          <text:p text:style-name="P1"><text:span text:style-name="T1">Техническое обеспечение ИС. </text:span></text:p>
        </text:list-item>
        <text:list-item>
          <text:p text:style-name="P1"><text:span text:style-name="T1">Программное обеспечение ИС.</text:span></text:p>
        </text:list-item>
        <text:list-item>
          <text:p text:style-name="P1"><text:span text:style-name="T1">Принципы построения ПО. 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style:font-size-asian="14pt"/>
    </style:style>
    <style:style style:name="FR1" style:family="paragraph">
      <style:paragraph-properties fo:margin-top="0.212cm" fo:margin-bottom="0cm" loext:contextual-spacing="false" fo:line-height="125%" fo:text-align="center" style:justify-single-word="false" fo:orphans="0" fo:widows="0"/>
      <style:text-properties style:use-window-font-color="true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2" style:family="paragraph">
      <style:paragraph-properties fo:margin-left="0.706cm" fo:margin-right="0.353cm" fo:line-height="125%" fo:text-align="center" style:justify-single-word="false" fo:orphans="0" fo:widows="0" fo:text-indent="0cm" style:auto-text-indent="false"/>
      <style:text-properties style:use-window-font-color="true" style:font-name="Times New Roman" fo:font-family="'Times New Roman'" style:font-family-generic="roman" style:font-pitch="variable" fo:font-size="8pt" fo:language="ru" fo:country="RU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>
      <style:text-properties fo:font-size="14pt" style:font-size-asian="14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1.501cm" fo:margin-bottom="1.501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Ц-401</meta:initial-creator>
    <meta:creation-date>2018-05-29T19:20:00</meta:creation-date>
    <dc:date>2019-09-25T15:23:13.477000000</dc:date>
    <meta:print-date>2003-03-21T12:32:00</meta:print-date>
    <meta:editing-cycles>5</meta:editing-cycles>
    <meta:editing-duration>PT12M27S</meta:editing-duration>
    <meta:document-statistic meta:table-count="0" meta:image-count="0" meta:object-count="0" meta:page-count="1" meta:paragraph-count="34" meta:word-count="183" meta:character-count="1480" meta:non-whitespace-character-count="1359"/>
    <meta:generator>LibreOffice/6.2.5.2$Windows_x86 LibreOffice_project/1ec314fa52f458adc18c4f025c545a4e8b22c159</meta:generator>
  </office:meta>
</office:document-meta>
</file>